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f8a7" officeooo:paragraph-rsid="001d6111" style:font-size-asian="17pt" style:font-weight-asian="normal" style:font-size-complex="17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8a7" officeooo:paragraph-rsid="001d6111" style:font-size-asian="12pt" style:font-weight-asian="normal" style:font-size-complex="12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1d6111" style:font-size-asian="28pt" style:font-size-complex="28pt"/>
    </style:style>
    <style:style style:name="T3" style:family="text">
      <style:text-properties officeooo:rsid="001d98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 Renovarão</text:span><text:tab/><text:tab/>Sarah Farias<text:tab/><text:tab/><text:span text:style-name="T1">[ </text:span><text:span text:style-name="T2">28</text:span><text:span text:style-name="T1"> ]</text:span></text:p>
      <text:p text:style-name="P1">O tempo pode passar, Meu coração nele está</text:p>
      <text:p text:style-name="P1">O seu trono é eterno, Ele reina, Cristo reina</text:p>
      <text:p text:style-name="P1">E os que esperam nele 3<text:span text:style-name="T3">x</text:span></text:p>
      <text:p text:style-name="P1">Não se fatigarão, Não se cansarão</text:p>
      <text:p text:style-name="P1">Se renovarão se renovarão</text:p>
      <text:p text:style-name="P1">Como águia como águia, Subirão subirão</text:p>
      <text:p text:style-name="P1">Se renovarão, se renovarão</text:p>
      <text:p text:style-name="P1">Como águia, como águia, Subirão, subirão</text:p>
      <text:p text:style-name="P1">O tempo pode passar, Meu coração nele está</text:p>
      <text:p text:style-name="P1">O seu trono é eterno, Ele reina, Cristo reina</text:p>
      <text:p text:style-name="P1">E os que esperam nele, ohhh!</text:p>
      <text:p text:style-name="P1">E os que esperam nele Jesus</text:p>
      <text:p text:style-name="P1">E os que esperam nele</text:p>
      <text:p text:style-name="P1">Não se fatigarão, Não se cansarão</text:p>
      <text:p text:style-name="P1">Se renovarão se renovarão</text:p>
      <text:p text:style-name="P1">Como águia como águia</text:p>
      <text:p text:style-name="P1">Subirão subirão</text:p>
      <text:p text:style-name="P1"/>
      <text:p text:style-name="P1">Se renovarão, se renovarão</text:p>
      <text:p text:style-name="P1">Como águia, como águia</text:p>
      <text:p text:style-name="P1">Subirão, subirão</text:p>
      <text:p text:style-name="P1"/>
      <text:p text:style-name="P1">Ohh, ohh</text:p>
      <text:p text:style-name="P1">Ohh, ohh</text:p>
      <text:p text:style-name="P1"/>
      <text:p text:style-name="P1">Mas os que esperam no Senhor</text:p>
      <text:p text:style-name="P1">Renovaram as suas forças</text:p>
      <text:p text:style-name="P1">Subiram com asas como águias</text:p>
      <text:p text:style-name="P1">Correrão e não se cansarão</text:p>
      <text:p text:style-name="P1">Caminharão e não se fatigarão</text:p>
      <text:p text:style-name="P1">Ehh</text:p>
      <text:p text:style-name="P1">Me renovarei, Me renovarei</text:p>
      <text:p text:style-name="P1">Como águia, como águia</text:p>
      <text:p text:style-name="P1">Subirei, subi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4:18:52.952648347</dc:date>
    <meta:editing-duration>PT24M5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32" meta:word-count="156" meta:character-count="846" meta:non-whitespace-character-count="720"/>
  </office:meta>
</office:document-meta>
</file>